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97c" officeooo:paragraph-rsid="000a797c"/>
    </style:style>
    <style:style style:name="P2" style:family="paragraph" style:parent-style-name="Standard">
      <style:text-properties officeooo:rsid="000a797c" officeooo:paragraph-rsid="000b8c05"/>
    </style:style>
    <style:style style:name="P3" style:family="paragraph" style:parent-style-name="Standard">
      <style:text-properties officeooo:rsid="000e0674" officeooo:paragraph-rsid="000e0674"/>
    </style:style>
    <style:style style:name="P4" style:family="paragraph" style:parent-style-name="Standard">
      <style:text-properties officeooo:rsid="000e468e" officeooo:paragraph-rsid="000e468e"/>
    </style:style>
    <style:style style:name="P5" style:family="paragraph" style:parent-style-name="Standard">
      <style:text-properties officeooo:rsid="000f4a13" officeooo:paragraph-rsid="000f4a13"/>
    </style:style>
    <style:style style:name="P6" style:family="paragraph" style:parent-style-name="Standard">
      <style:text-properties officeooo:paragraph-rsid="000f4a13"/>
    </style:style>
    <style:style style:name="P7" style:family="paragraph" style:parent-style-name="Standard">
      <style:text-properties officeooo:rsid="00119204" officeooo:paragraph-rsid="00119204"/>
    </style:style>
    <style:style style:name="P8" style:family="paragraph" style:parent-style-name="Standard">
      <style:text-properties officeooo:rsid="00131de2" officeooo:paragraph-rsid="0016b03a"/>
    </style:style>
    <style:style style:name="P9" style:family="paragraph" style:parent-style-name="Standard">
      <style:text-properties officeooo:rsid="000b8c05" officeooo:paragraph-rsid="000b8c05"/>
    </style:style>
    <style:style style:name="P10" style:family="paragraph" style:parent-style-name="Standard">
      <style:text-properties style:text-position="0% 100%" officeooo:rsid="000f4a13" officeooo:paragraph-rsid="000f4a13"/>
    </style:style>
    <style:style style:name="P11" style:family="paragraph" style:parent-style-name="Standard">
      <style:text-properties style:text-position="0% 100%" officeooo:rsid="00119204" officeooo:paragraph-rsid="000f4a13"/>
    </style:style>
    <style:style style:name="P12" style:family="paragraph" style:parent-style-name="Standard">
      <style:text-properties style:text-position="0% 100%" fo:font-style="normal" officeooo:rsid="00119204" officeooo:paragraph-rsid="00119204" style:font-style-asian="normal" style:font-style-complex="normal"/>
    </style:style>
    <style:style style:name="T1" style:family="text">
      <style:text-properties officeooo:rsid="000b8c05"/>
    </style:style>
    <style:style style:name="T2" style:family="text">
      <style:text-properties officeooo:rsid="000c98d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b8c05" style:font-style-asian="italic" style:font-style-complex="italic"/>
    </style:style>
    <style:style style:name="T5" style:family="text">
      <style:text-properties officeooo:rsid="000e468e"/>
    </style:style>
    <style:style style:name="T6" style:family="text">
      <style:text-properties officeooo:rsid="000f4a13"/>
    </style:style>
    <style:style style:name="T7" style:family="text">
      <style:text-properties style:text-position="super 58%" officeooo:rsid="000f4a13"/>
    </style:style>
    <style:style style:name="T8" style:family="text">
      <style:text-properties style:text-position="super 58%" style:font-name="Liberation Serif1" officeooo:rsid="000f4a13"/>
    </style:style>
    <style:style style:name="T9" style:family="text">
      <style:text-properties style:text-position="sub 58%" officeooo:rsid="000f4a13"/>
    </style:style>
    <style:style style:name="T10" style:family="text">
      <style:text-properties style:text-position="sub 58%" style:font-name="Liberation Serif1" officeooo:rsid="000f4a13"/>
    </style:style>
    <style:style style:name="T11" style:family="text">
      <style:text-properties style:text-position="sub 58%" style:font-name="Liberation Serif"/>
    </style:style>
    <style:style style:name="T12" style:family="text">
      <style:text-properties style:text-position="sub 58%" style:font-name="Liberation Serif" officeooo:rsid="0014be1d"/>
    </style:style>
    <style:style style:name="T13" style:family="text">
      <style:text-properties style:font-name="Liberation Serif1"/>
    </style:style>
    <style:style style:name="T14" style:family="text">
      <style:text-properties style:font-name="Liberation Serif1" officeooo:rsid="000f4a13"/>
    </style:style>
    <style:style style:name="T15" style:family="text">
      <style:text-properties style:font-name="Liberation Serif" officeooo:rsid="000f4a13"/>
    </style:style>
    <style:style style:name="T16" style:family="text">
      <style:text-properties style:text-position="0% 100%"/>
    </style:style>
    <style:style style:name="T17" style:family="text">
      <style:text-properties style:text-position="0% 100%" style:font-name="Liberation Serif1"/>
    </style:style>
    <style:style style:name="T18" style:family="text">
      <style:text-properties style:text-position="0% 100%" officeooo:rsid="000f4a13"/>
    </style:style>
    <style:style style:name="T19" style:family="text">
      <style:text-properties style:text-position="0% 100%" officeooo:rsid="00119204"/>
    </style:style>
    <style:style style:name="T20" style:family="text">
      <style:text-properties style:text-position="0% 100%" fo:font-style="italic" style:font-style-asian="italic" style:font-style-complex="italic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style:text-position="0% 100%" fo:font-style="normal" officeooo:rsid="0012f417" style:font-style-asian="normal" style:font-style-complex="normal"/>
    </style:style>
    <style:style style:name="T23" style:family="text">
      <style:text-properties style:text-position="0% 100%" officeooo:rsid="0012f417"/>
    </style:style>
    <style:style style:name="T24" style:family="text">
      <style:text-properties style:text-position="0% 100%" style:font-name="Liberation Serif"/>
    </style:style>
    <style:style style:name="T25" style:family="text">
      <style:text-properties style:text-position="0% 100%" style:font-name="Liberation Serif" officeooo:rsid="0014be1d"/>
    </style:style>
    <style:style style:name="T26" style:family="text">
      <style:text-properties style:text-position="0% 100%" style:font-name="Liberation Serif" officeooo:rsid="0016b03a"/>
    </style:style>
    <style:style style:name="T27" style:family="text">
      <style:text-properties style:text-position="0% 100%" style:font-name="Liberation Serif" officeooo:rsid="0018aa7c"/>
    </style:style>
    <style:style style:name="T28" style:family="text">
      <style:text-properties officeooo:rsid="0010ab7d"/>
    </style:style>
    <style:style style:name="T29" style:family="text">
      <style:text-properties officeooo:rsid="0012812d"/>
    </style:style>
    <style:style style:name="T30" style:family="text">
      <style:text-properties officeooo:rsid="0012f41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blem </text:span>1</text:p>
      <text:p text:style-name="P2"/>
      <text:p text:style-name="P2">a)</text:p>
      <text:p text:style-name="P2"/>
      <text:p text:style-name="P1">Starting from RNA<text:span text:style-name="T6">P</text:span> balance:</text:p>
      <text:p text:style-name="P1"/>
      <text:p text:style-name="P1"><draw:frame draw:style-name="fr1" draw:name="Object1" text:anchor-type="as-char" svg:y="-0.2807in" svg:width="4.7429in" svg:height="0.4484in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text:tab/>(1)</text:p>
      <text:p text:style-name="P1"/>
      <text:p text:style-name="P1">From JDV’s class notes: Deterministic Mathematical Models of Transcription:</text:p>
      <text:p text:style-name="P1"/>
      <text:p text:style-name="P1"><draw:frame draw:style-name="fr1" draw:name="Object6" text:anchor-type="as-char" svg:y="-0.2689in" svg:width="1.0638in" svg:height="0.4425in" draw:z-index="5"><draw:object xlink:href="./Object 6" xlink:type="simple" xlink:show="embed" xlink:actuate="onLoad"/><draw:image xlink:href="./ObjectReplacements/Object 6" xlink:type="simple" xlink:show="embed" xlink:actuate="onLoad"/></draw:frame><text:tab/><text:tab/><text:tab/><text:tab/><text:tab/><text:tab/><text:tab/><text:tab/><text:tab/><text:tab/><text:tab/><text:tab/><text:tab/><text:tab/><text:tab/><text:tab/><text:tab/><text:tab/><text:span text:style-name="T2">(2)</text:span></text:p>
      <text:p text:style-name="P1"/>
      <text:p text:style-name="P1"/>
      <text:p text:style-name="P1"><draw:frame draw:style-name="fr1" draw:name="Object7" text:anchor-type="as-char" svg:y="-0.2689in" svg:width="1.0819in" svg:height="0.4425in" draw:z-index="6"><draw:object xlink:href="./Object 7" xlink:type="simple" xlink:show="embed" xlink:actuate="onLoad"/><draw:image xlink:href="./ObjectReplacements/Object 7" xlink:type="simple" xlink:show="embed" xlink:actuate="onLoad"/></draw:frame><text:tab/><text:tab/><text:tab/><text:tab/><text:tab/><text:tab/><text:tab/><text:tab/><text:tab/><text:tab/><text:tab/><text:tab/><text:tab/><text:tab/><text:tab/><text:tab/><text:tab/><text:tab/><text:span text:style-name="T2">(3)</text:span></text:p>
      <text:p text:style-name="P1"/>
      <text:p text:style-name="P1"/>
      <text:p text:style-name="P1">Closed complex for gene <text:span text:style-name="T3">j</text:span>:</text:p>
      <text:p text:style-name="P1"/>
      <text:p text:style-name="P1"><draw:frame draw:style-name="fr1" draw:name="Object2" text:anchor-type="as-char" svg:y="-0.2689in" svg:width="3.239in" svg:height="0.4425in" draw:z-index="1"><draw:object xlink:href="./Object 2" xlink:type="simple" xlink:show="embed" xlink:actuate="onLoad"/><draw:image xlink:href="./ObjectReplacements/Object 2" xlink:type="simple" xlink:show="embed" xlink:actuate="onLoad"/></draw:frame><text:tab/><text:tab/><text:tab/><text:tab/><text:tab/><text:tab/><text:tab/><text:tab/><text:tab/><text:tab/><text:tab/><text:span text:style-name="T2">(4)</text:span></text:p>
      <text:p text:style-name="P1"/>
      <text:p text:style-name="P1">Open complex for gene <text:span text:style-name="T3">j</text:span>:</text:p>
      <text:p text:style-name="P1"/>
      <text:p text:style-name="P1"><draw:frame draw:style-name="fr1" draw:name="Object3" text:anchor-type="as-char" svg:y="-0.2689in" svg:width="3.2925in" svg:height="0.4425in" draw:z-index="2"><draw:object xlink:href="./Object 3" xlink:type="simple" xlink:show="embed" xlink:actuate="onLoad"/><draw:image xlink:href="./ObjectReplacements/Object 3" xlink:type="simple" xlink:show="embed" xlink:actuate="onLoad"/></draw:frame><text:tab/><text:tab/><text:tab/><text:tab/><text:tab/><text:tab/><text:tab/><text:tab/><text:tab/><text:tab/><text:tab/><text:span text:style-name="T2">(5)</text:span></text:p>
      <text:p text:style-name="P1"/>
      <text:p text:style-name="P1"/>
      <text:p text:style-name="P1"><draw:frame draw:style-name="fr1" draw:name="Object8" text:anchor-type="as-char" svg:y="-0.172in" svg:width="2.2083in" svg:height="0.2327in" draw:z-index="7"><draw:object xlink:href="./Object 8" xlink:type="simple" xlink:show="embed" xlink:actuate="onLoad"/><draw:image xlink:href="./ObjectReplacements/Object 8" xlink:type="simple" xlink:show="embed" xlink:actuate="onLoad"/></draw:frame><text:tab/><text:tab/><text:tab/><text:tab/><text:tab/><text:tab/><text:tab/><text:tab/><text:tab/><text:tab/><text:tab/><text:tab/><text:tab/><text:tab/><text:tab/><text:span text:style-name="T5">(6)</text:span></text:p>
      <text:p text:style-name="P3"/>
      <text:p text:style-name="P2">Closed complex for gene <text:span text:style-name="T4">i</text:span><text:span text:style-name="T1">:</text:span></text:p>
      <text:p text:style-name="P9"><text:s/></text:p>
      <text:p text:style-name="P2"><draw:frame draw:style-name="fr1" draw:name="Object4" text:anchor-type="as-char" svg:y="-0.2689in" svg:width="3.1756in" svg:height="0.4425in" draw:z-index="3"><draw:object xlink:href="./Object 4" xlink:type="simple" xlink:show="embed" xlink:actuate="onLoad"/><draw:image xlink:href="./ObjectReplacements/Object 4" xlink:type="simple" xlink:show="embed" xlink:actuate="onLoad"/></draw:frame><text:tab/><text:tab/><text:tab/><text:tab/><text:tab/><text:tab/><text:tab/><text:tab/><text:tab/><text:tab/><text:tab/><text:span text:style-name="T2">(7)</text:span></text:p>
      <text:p text:style-name="P2"/>
      <text:p text:style-name="P2">Open complex for gene <text:span text:style-name="T4">i</text:span><text:span text:style-name="T1">:</text:span></text:p>
      <text:p text:style-name="P2"/>
      <text:p text:style-name="P2"><draw:frame draw:style-name="fr1" draw:name="Object5" text:anchor-type="as-char" svg:y="-0.2689in" svg:width="3.2291in" svg:height="0.4425in" draw:z-index="4"><draw:object xlink:href="./Object 5" xlink:type="simple" xlink:show="embed" xlink:actuate="onLoad"/><draw:image xlink:href="./ObjectReplacements/Object 5" xlink:type="simple" xlink:show="embed" xlink:actuate="onLoad"/></draw:frame><text:tab/><text:tab/><text:tab/><text:tab/><text:tab/><text:tab/><text:tab/><text:tab/><text:tab/><text:tab/><text:tab/><text:span text:style-name="T2">(8)</text:span></text:p>
      <text:p text:style-name="P2"/>
      <text:p text:style-name="P2"/>
      <text:p text:style-name="P2"><draw:frame draw:style-name="fr1" draw:name="Object9" text:anchor-type="as-char" svg:y="-0.172in" svg:width="2.1457in" svg:height="0.2327in" draw:z-index="8"><draw:object xlink:href="./Object 9" xlink:type="simple" xlink:show="embed" xlink:actuate="onLoad"/><draw:image xlink:href="./ObjectReplacements/Object 9" xlink:type="simple" xlink:show="embed" xlink:actuate="onLoad"/></draw:frame><text:tab/><text:tab/><text:tab/><text:tab/><text:tab/><text:tab/><text:tab/><text:tab/><text:tab/><text:tab/><text:tab/><text:tab/><text:tab/><text:tab/><text:tab/><text:span text:style-name="T5">(9)</text:span></text:p>
      <text:p text:style-name="P2"/>
      <text:p text:style-name="P2"/>
      <text:p text:style-name="P4"><text:soft-page-break/>New RNA<text:span text:style-name="T6">P</text:span> balance:</text:p>
      <text:p text:style-name="P4"/>
      <text:p text:style-name="P4"/>
      <text:p text:style-name="P2"><draw:frame draw:style-name="fr1" draw:name="Object10" text:anchor-type="as-char" svg:y="-0.2807in" svg:width="6.4575in" svg:height="0.4484in" draw:z-index="12"><draw:object xlink:href="./Object 10" xlink:type="simple" xlink:show="embed" xlink:actuate="onLoad"/><draw:image xlink:href="./ObjectReplacements/Object 10" xlink:type="simple" xlink:show="embed" xlink:actuate="onLoad"/></draw:frame><text:span text:style-name="T6">(10)</text:span></text:p>
      <text:p text:style-name="P2"/>
      <text:p text:style-name="P5">Solving for free RNAP concentration:</text:p>
      <text:p text:style-name="P5"/>
      <text:p text:style-name="P5"><draw:frame draw:style-name="fr1" draw:name="Object11" text:anchor-type="as-char" svg:y="-0.2689in" svg:width="4.8252in" svg:height="0.6819in" draw:z-index="9"><draw:object xlink:href="./Object 11" xlink:type="simple" xlink:show="embed" xlink:actuate="onLoad"/><draw:image xlink:href="./ObjectReplacements/Object 11" xlink:type="simple" xlink:show="embed" xlink:actuate="onLoad"/></draw:frame><text:tab/><text:tab/><text:tab/><text:tab/><text:tab/><text:tab/>(<text:span text:style-name="T30">11</text:span>)</text:p>
      <text:p text:style-name="P5"/>
      <text:p text:style-name="P6"><text:span text:style-name="T28">Divide top and bottom by </text:span><text:span text:style-name="T14">τ</text:span><text:span text:style-name="T8">-1</text:span><text:span text:style-name="T10">X,j</text:span><text:span text:style-name="T15"> </text:span><text:span text:style-name="T6">K</text:span><text:span text:style-name="T7">-1</text:span><text:span text:style-name="T9">X,j </text:span><text:span text:style-name="T18">:</text:span></text:p>
      <text:p text:style-name="P10"/>
      <text:p text:style-name="P6"><text:span text:style-name="T18"><draw:frame draw:style-name="fr1" draw:name="Object12" text:anchor-type="as-char" svg:y="-0.2689in" svg:width="4.3839in" svg:height="0.6874in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18"><text:tab/><text:tab/><text:tab/><text:tab/><text:tab/><text:tab/><text:tab/></text:span><text:span text:style-name="T19">(1</text:span><text:span text:style-name="T23">2</text:span><text:span text:style-name="T19">)</text:span></text:p>
      <text:p text:style-name="P11"/>
      <text:p text:style-name="P6"><text:span text:style-name="T19"><draw:frame draw:style-name="fr1" draw:name="Object15" text:anchor-type="as-char" svg:y="-0.2807in" svg:width="2.2398in" svg:height="0.4543in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19"><text:tab/><text:tab/><text:tab/><text:tab/><text:tab/><text:tab/><text:tab/><text:tab/><text:tab/><text:tab/><text:tab/><text:tab/><text:tab/><text:tab/><text:tab/>(1</text:span><text:span text:style-name="T23">3</text:span><text:span text:style-name="T19">)</text:span></text:p>
      <text:p text:style-name="P11"/>
      <text:p text:style-name="P7"><text:span text:style-name="T16">Open complex of gene </text:span><text:span text:style-name="T20">j</text:span><text:span text:style-name="T21"> in terms of total RNAP:</text:span></text:p>
      <text:p text:style-name="P12"/>
      <text:p text:style-name="P7"><text:span text:style-name="T21"><draw:frame draw:style-name="fr1" draw:name="Object13" text:anchor-type="as-char" svg:y="-0.2689in" svg:width="4.6465in" svg:height="0.4465in" draw:z-index="11"><draw:object xlink:href="./Object 13" xlink:type="simple" xlink:show="embed" xlink:actuate="onLoad"/><draw:image xlink:href="./ObjectReplacements/Object 13" xlink:type="simple" xlink:show="embed" xlink:actuate="onLoad"/></draw:frame></text:span><text:span text:style-name="T21"><text:tab/><text:tab/><text:tab/><text:tab/><text:tab/><text:tab/>(1</text:span><text:span text:style-name="T22">4</text:span><text:span text:style-name="T21">)</text:span></text:p>
      <text:p text:style-name="P12"/>
      <text:p text:style-name="P7">Kinetic rate of transcription:</text:p>
      <text:p text:style-name="P7"/>
      <text:p text:style-name="P7"><draw:frame draw:style-name="fr1" draw:name="Object14" text:anchor-type="as-char" svg:y="-0.152in" svg:width="1.498in" svg:height="0.2134in" draw:z-index="13"><draw:object xlink:href="./Object 14" xlink:type="simple" xlink:show="embed" xlink:actuate="onLoad"/><draw:image xlink:href="./ObjectReplacements/Object 14" xlink:type="simple" xlink:show="embed" xlink:actuate="onLoad"/></draw:frame><text:tab/><text:tab/><text:tab/><text:tab/><text:tab/><text:tab/><text:tab/><text:tab/><text:tab/><text:tab/><text:tab/><text:tab/><text:tab/><text:tab/><text:tab/><text:tab/><text:tab/><text:span text:style-name="T29">(15)</text:span></text:p>
      <text:p text:style-name="P7"/>
      <text:p text:style-name="P7"><draw:frame draw:style-name="fr1" draw:name="Object16" text:anchor-type="as-char" svg:y="-0.2689in" svg:width="3.3571in" svg:height="0.4465in" draw:z-index="14"><draw:object xlink:href="./Object 16" xlink:type="simple" xlink:show="embed" xlink:actuate="onLoad"/><draw:image xlink:href="./ObjectReplacements/Object 16" xlink:type="simple" xlink:show="embed" xlink:actuate="onLoad"/></draw:frame><text:tab/><text:tab/><text:tab/><text:tab/><text:tab/><text:tab/><text:tab/><text:tab/><text:tab/><text:tab/><text:tab/><text:span text:style-name="T29">(16)</text:span></text:p>
      <text:p text:style-name="P7"/>
      <text:p text:style-name="P7"/>
      <text:p text:style-name="P8">b)<text:tab/>For an N-gene system to be approximately equivalent to the 1-gene system, the <text:span text:style-name="T13">ε</text:span><text:span text:style-name="T11">j</text:span><text:span text:style-name="T24"> term needs to be minimized. The quantity (1 + </text:span><text:span text:style-name="T17">τ</text:span><text:span text:style-name="T24">) will never be smaller than 1, so trying to minimize it would serve little purpose. </text:span><text:span text:style-name="T25">A very small G</text:span><text:span text:style-name="T12">i</text:span><text:span text:style-name="T25"> to G</text:span><text:span text:style-name="T12">j </text:span><text:span text:style-name="T25">ratio</text:span><text:span text:style-name="T12"> </text:span><text:span text:style-name="T25">means that there is a relatively low concentration of other genes besides j in the system; however, this case seems like the trivial answer, since the system could be approximated as a 1-gene system, especially if G</text:span><text:span text:style-name="T12">j</text:span><text:span text:style-name="T25"> is orders of magnitude larger than G</text:span><text:span text:style-name="T12">i</text:span><text:span text:style-name="T25">. </text:span><text:span text:style-name="T26">If </text:span><text:span text:style-name="T17">τ</text:span><text:span text:style-name="T24"> </text:span><text:span text:style-name="T26">for all </text:span><text:span text:style-name="T27">other</text:span><text:span text:style-name="T26"> genes except j is much larger than it is for j, transcription of all those other genes is initiation limited, </text:span><text:span text:style-name="T27">or inactiva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28:41.918056021</meta:creation-date>
    <dc:date>2019-03-22T16:45:55.430499108</dc:date>
    <meta:editing-duration>PT28M47S</meta:editing-duration>
    <meta:editing-cycles>8</meta:editing-cycles>
    <meta:generator>LibreOffice/6.0.7.3$Linux_X86_64 LibreOffice_project/00m0$Build-3</meta:generator>
    <meta:document-statistic meta:table-count="0" meta:image-count="0" meta:object-count="16" meta:page-count="2" meta:paragraph-count="31" meta:word-count="200" meta:character-count="1260" meta:non-whitespace-character-count="911"/>
  </office:meta>
</office:document-meta>
</file>

<file path=Object 1/content.xml><?xml version="1.0" encoding="utf-8"?>
<math xmlns="http://www.w3.org/1998/Math/MathML" display="block">
  <semantics>
    <mrow>
      <msub>
        <mi>R</mi>
        <mrow>
          <mi>X</mi>
          <mi>,</mi>
          <mi>T</mi>
        </mrow>
      </msub>
      <mrow>
        <mtext> </mtext>
        <mo stretchy="false">=</mo>
        <mtext> </mtext>
      </mrow>
      <msub>
        <mi>R</mi>
        <mi>X</mi>
      </msub>
      <mrow>
        <mtext> </mtext>
        <mo stretchy="false">+</mo>
        <mtext> </mtext>
      </mrow>
      <msub>
        <mrow>
          <mo fence="true" stretchy="false">(</mo>
          <mrow>
            <mrow>
              <msub>
                <mi>G</mi>
                <mi>j</mi>
              </msub>
              <mi mathvariant="normal">:</mi>
              <msub>
                <mi>R</mi>
                <mi>X</mi>
              </msub>
            </mrow>
          </mrow>
          <mo fence="true" stretchy="false">)</mo>
        </mrow>
        <mi>C</mi>
      </msub>
      <mrow>
        <mtext> </mtext>
        <mo stretchy="false">+</mo>
        <mtext> </mtext>
      </mrow>
      <msub>
        <mrow>
          <mo fence="true" stretchy="false">(</mo>
          <mrow>
            <mrow>
              <msub>
                <mi>G</mi>
                <mi>j</mi>
              </msub>
              <mi mathvariant="normal">:</mi>
              <msub>
                <mi>R</mi>
                <mi>X</mi>
              </msub>
            </mrow>
          </mrow>
          <mo fence="true" stretchy="false">)</mo>
        </mrow>
        <mi>O</mi>
      </msub>
      <mrow>
        <mtext> </mtext>
        <mo stretchy="false">+</mo>
        <mtext> </mtext>
      </mrow>
      <mrow>
        <munderover>
          <mo stretchy="false">∑</mo>
          <mrow>
            <mrow>
              <mi>i</mi>
              <mo stretchy="false">=</mo>
              <mn>1</mn>
            </mrow>
            <mi>,</mi>
            <mi>j</mi>
          </mrow>
          <mi>N</mi>
        </munderover>
        <mrow>
          <mo fence="true" stretchy="false">[</mo>
          <mrow>
            <mrow>
              <msub>
                <mrow>
                  <mo fence="true" stretchy="false">(</mo>
                  <mrow>
                    <mrow>
                      <msub>
                        <mi>G</mi>
                        <mi>i</mi>
                      </msub>
                      <mi mathvariant="normal">:</mi>
                      <msub>
                        <mi>R</mi>
                        <mi>X</mi>
                      </msub>
                    </mrow>
                  </mrow>
                  <mo fence="true" stretchy="false">)</mo>
                </mrow>
                <mi>C</mi>
              </msub>
              <mrow>
                <mtext> </mtext>
                <mo stretchy="false">+</mo>
                <mtext> </mtext>
              </mrow>
              <msub>
                <mrow>
                  <mo fence="true" stretchy="false">(</mo>
                  <mrow>
                    <mrow>
                      <msub>
                        <mi>G</mi>
                        <mi>i</mi>
                      </msub>
                      <mi mathvariant="normal">:</mi>
                      <msub>
                        <mi>R</mi>
                        <mi>X</mi>
                      </msub>
                    </mrow>
                  </mrow>
                  <mo fence="true" stretchy="false">)</mo>
                </mrow>
                <mi>O</mi>
              </msub>
            </mrow>
          </mrow>
          <mo fence="true" stretchy="false">]</mo>
        </mrow>
      </mrow>
    </mrow>
    <annotation encoding="StarMath 5.0">R_{X,T} " " = " " R_{X} " " + " " ( G_{j} : R_{X})_{C} " " + " " ( G_{j} : R_{X})_{O} " " + " " sum from { { i = 1,j } } to { N } { [( G_{i} : R_{X})_{C} " " + " "( G_{i} : R_{X})_{O}]}</annotation>
  </semantics>
</math>
</file>

<file path=Object 10/content.xml><?xml version="1.0" encoding="utf-8"?>
<math xmlns="http://www.w3.org/1998/Math/MathML" display="block">
  <semantics>
    <mrow>
      <msub>
        <mi>R</mi>
        <mrow>
          <mi>X</mi>
          <mi>,</mi>
          <mi>T</mi>
        </mrow>
      </msub>
      <mrow>
        <mtext> </mtext>
        <mo stretchy="false">=</mo>
        <mtext> </mtext>
      </mrow>
      <msub>
        <mi>R</mi>
        <mi>X</mi>
      </msub>
      <mrow>
        <mtext> </mtext>
        <mo stretchy="false">+</mo>
        <mtext> </mtext>
      </mrow>
      <msubsup>
        <mi>K</mi>
        <mrow>
          <mi>X</mi>
          <mi>,</mi>
          <mi>j</mi>
        </mrow>
        <mrow>
          <mo stretchy="false">−</mo>
          <mn>1</mn>
        </mrow>
      </msubsup>
      <mrow>
        <mo fence="true" stretchy="false">(</mo>
        <mrow>
          <msub>
            <mi>G</mi>
            <mi>j</mi>
          </msub>
        </mrow>
        <mo fence="true" stretchy="false">)</mo>
      </mrow>
      <mrow>
        <mo fence="true" stretchy="false">(</mo>
        <mrow>
          <msub>
            <mi>R</mi>
            <mi>X</mi>
          </msub>
        </mrow>
        <mo fence="true" stretchy="false">)</mo>
      </mrow>
      <mrow>
        <mtext> </mtext>
        <mo stretchy="false">+</mo>
        <mtext> </mtext>
      </mrow>
      <msubsup>
        <mi>τ</mi>
        <mrow>
          <mi>X</mi>
          <mi>,</mi>
          <mi>j</mi>
        </mrow>
        <mrow>
          <mo stretchy="false">−</mo>
          <mn>1</mn>
        </mrow>
      </msubsup>
      <msubsup>
        <mi>K</mi>
        <mrow>
          <mi>X</mi>
          <mi>,</mi>
          <mi>j</mi>
        </mrow>
        <mrow>
          <mo stretchy="false">−</mo>
          <mn>1</mn>
        </mrow>
      </msubsup>
      <mrow>
        <mo fence="true" stretchy="false">(</mo>
        <mrow>
          <msub>
            <mi>G</mi>
            <mi>j</mi>
          </msub>
        </mrow>
        <mo fence="true" stretchy="false">)</mo>
      </mrow>
      <mrow>
        <mo fence="true" stretchy="false">(</mo>
        <mrow>
          <msub>
            <mi>R</mi>
            <mi>X</mi>
          </msub>
        </mrow>
        <mo fence="true" stretchy="false">)</mo>
      </mrow>
      <mrow>
        <mtext> </mtext>
        <mo stretchy="false">+</mo>
        <mtext> </mtext>
      </mrow>
      <mrow>
        <munderover>
          <mo stretchy="false">∑</mo>
          <mrow>
            <mrow>
              <mi>i</mi>
              <mo stretchy="false">=</mo>
              <mn>1</mn>
            </mrow>
            <mi>,</mi>
            <mi>j</mi>
          </mrow>
          <mi>N</mi>
        </munderover>
        <mrow>
          <mo fence="true" stretchy="false">[</mo>
          <mrow>
            <mrow>
              <msubsup>
                <mi>K</mi>
                <mrow>
                  <mi>X</mi>
                  <mi>,</mi>
                  <mi>i</mi>
                </mrow>
                <mrow>
                  <mo stretchy="false">−</mo>
                  <mn>1</mn>
                </mrow>
              </msubsup>
              <mrow>
                <mo fence="true" stretchy="false">(</mo>
                <mrow>
                  <msub>
                    <mi>G</mi>
                    <mi>i</mi>
                  </msub>
                </mrow>
                <mo fence="true" stretchy="false">)</mo>
              </mrow>
              <mrow>
                <mo fence="true" stretchy="false">(</mo>
                <mrow>
                  <msub>
                    <mi>R</mi>
                    <mi>X</mi>
                  </msub>
                </mrow>
                <mo fence="true" stretchy="false">)</mo>
              </mrow>
              <mrow>
                <mtext> </mtext>
                <mo stretchy="false">+</mo>
                <mtext> </mtext>
              </mrow>
              <msubsup>
                <mi>τ</mi>
                <mrow>
                  <mi>X</mi>
                  <mi>,</mi>
                  <mi>i</mi>
                </mrow>
                <mrow>
                  <mo stretchy="false">−</mo>
                  <mn>1</mn>
                </mrow>
              </msubsup>
              <msubsup>
                <mi>K</mi>
                <mrow>
                  <mi>X</mi>
                  <mi>,</mi>
                  <mi>i</mi>
                </mrow>
                <mrow>
                  <mo stretchy="false">−</mo>
                  <mn>1</mn>
                </mrow>
              </msubsup>
              <mrow>
                <mo fence="true" stretchy="false">(</mo>
                <mrow>
                  <msub>
                    <mi>G</mi>
                    <mi>i</mi>
                  </msub>
                </mrow>
                <mo fence="true" stretchy="false">)</mo>
              </mrow>
              <mrow>
                <mo fence="true" stretchy="false">(</mo>
                <mrow>
                  <msub>
                    <mi>R</mi>
                    <mi>X</mi>
                  </msub>
                </mrow>
                <mo fence="true" stretchy="false">)</mo>
              </mrow>
            </mrow>
          </mrow>
          <mo fence="true" stretchy="false">]</mo>
        </mrow>
      </mrow>
    </mrow>
    <annotation encoding="StarMath 5.0">R_{X,T} " " = " " R_{X} " " + " " K^{-1}_{X,j} ( G_{j})( R_{X} ) " " + " " %tau ^{-1}_{X,j} K^{-1}_{X,j} ( G_{j})( R_{X} ) " " + " " sum from { { i = 1,j } } to { N } { [K^{-1}_{X,i} ( G_{i})( R_{X} ) " " + " " %tau ^{-1}_{X,i} K^{-1}_{X,i} ( G_{i})( R_{X} )]}</annotation>
  </semantics>
</math>
</file>

<file path=Object 11/content.xml><?xml version="1.0" encoding="utf-8"?>
<math xmlns="http://www.w3.org/1998/Math/MathML" display="block">
  <semantics>
    <mrow>
      <msub>
        <mi>R</mi>
        <mi>X</mi>
      </msub>
      <mo stretchy="false">=</mo>
      <mfrac>
        <msub>
          <mi>R</mi>
          <mrow>
            <mi>X</mi>
            <mi>,</mi>
            <mi>T</mi>
          </mrow>
        </msub>
        <mrow>
          <mn>1</mn>
          <mrow>
            <mtext> </mtext>
            <mo stretchy="false">+</mo>
            <mtext> </mtext>
          </mrow>
          <msubsup>
            <mi>K</mi>
            <mrow>
              <mi>X</mi>
              <mi>,</mi>
              <mi>j</mi>
            </mrow>
            <mrow>
              <mo stretchy="false">−</mo>
              <mn>1</mn>
            </mrow>
          </msubsup>
          <mrow>
            <mo fence="true" stretchy="false">(</mo>
            <mrow>
              <msub>
                <mi>G</mi>
                <mi>j</mi>
              </msub>
            </mrow>
            <mo fence="true" stretchy="false">)</mo>
          </mrow>
          <mrow>
            <mtext> </mtext>
            <mo stretchy="false">+</mo>
            <mtext> </mtext>
          </mrow>
          <msubsup>
            <mi>τ</mi>
            <mrow>
              <mi>X</mi>
              <mi>,</mi>
              <mi>j</mi>
            </mrow>
            <mrow>
              <mo stretchy="false">−</mo>
              <mn>1</mn>
            </mrow>
          </msubsup>
          <msubsup>
            <mi>K</mi>
            <mrow>
              <mi>X</mi>
              <mi>,</mi>
              <mi>j</mi>
            </mrow>
            <mrow>
              <mo stretchy="false">−</mo>
              <mn>1</mn>
            </mrow>
          </msubsup>
          <mrow>
            <mo fence="true" stretchy="false">(</mo>
            <mrow>
              <msub>
                <mi>G</mi>
                <mi>j</mi>
              </msub>
            </mrow>
            <mo fence="true" stretchy="false">)</mo>
          </mrow>
          <mrow>
            <mtext> </mtext>
            <mo stretchy="false">+</mo>
            <mtext> </mtext>
          </mrow>
          <mrow>
            <munderover>
              <mo stretchy="false">∑</mo>
              <mrow>
                <mrow>
                  <mi>i</mi>
                  <mo stretchy="false">=</mo>
                  <mn>1</mn>
                </mrow>
                <mi>,</mi>
                <mi>j</mi>
              </mrow>
              <mi>N</mi>
            </munderover>
            <mrow>
              <mo fence="true" stretchy="false">[</mo>
              <mrow>
                <mrow>
                  <msubsup>
                    <mi>K</mi>
                    <mrow>
                      <mi>X</mi>
                      <mi>,</mi>
                      <mi>i</mi>
                    </mrow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sub>
                        <mi>G</mi>
                        <mi>i</mi>
                      </msub>
                    </mrow>
                    <mo fence="true" stretchy="false">)</mo>
                  </mrow>
                  <mrow>
                    <mtext> </mtext>
                    <mo stretchy="false">+</mo>
                    <mtext> </mtext>
                  </mrow>
                  <msubsup>
                    <mi>τ</mi>
                    <mrow>
                      <mi>X</mi>
                      <mi>,</mi>
                      <mi>i</mi>
                    </mrow>
                    <mrow>
                      <mo stretchy="false">−</mo>
                      <mn>1</mn>
                    </mrow>
                  </msubsup>
                  <msubsup>
                    <mi>K</mi>
                    <mrow>
                      <mi>X</mi>
                      <mi>,</mi>
                      <mi>i</mi>
                    </mrow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sub>
                        <mi>G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]</mo>
            </mrow>
          </mrow>
        </mrow>
      </mfrac>
    </mrow>
    <annotation encoding="StarMath 5.0">R_{X} = R_{X,T} over { 1" " +" " K^{-1}_{X,j} ( G_{j}) " " + " " %tau ^{-1}_{X,j} K^{-1}_{X,j} ( G_{j}) " " + " "sum from { { i = 1,j } } to { N } { [K^{-1}_{X,i} ( G_{i}) " " + " " %tau ^{-1}_{X,i} K^{-1}_{X,i} ( G_{i})]}}</annotation>
  </semantics>
</math>
</file>

<file path=Object 12/content.xml><?xml version="1.0" encoding="utf-8"?>
<math xmlns="http://www.w3.org/1998/Math/MathML" display="block">
  <semantics>
    <mrow>
      <msub>
        <mi>R</mi>
        <mi>X</mi>
      </msub>
      <mo stretchy="false">=</mo>
      <mfrac>
        <mrow>
          <msub>
            <mi>R</mi>
            <mrow>
              <mi>X</mi>
              <mi>,</mi>
              <mi>T</mi>
            </mrow>
          </msub>
          <msub>
            <mi>τ</mi>
            <mrow>
              <mi>X</mi>
              <mi>,</mi>
              <mi>j</mi>
            </mrow>
          </msub>
          <msub>
            <mi>K</mi>
            <mrow>
              <mi>X</mi>
              <mi>,</mi>
              <mi>j</mi>
            </mrow>
          </msub>
        </mrow>
        <mrow>
          <msub>
            <mi>τ</mi>
            <mrow>
              <mi>X</mi>
              <mi>,</mi>
              <mi>j</mi>
            </mrow>
          </msub>
          <msub>
            <mi>K</mi>
            <mrow>
              <mi>X</mi>
              <mi>,</mi>
              <mi>j</mi>
            </mrow>
          </msub>
          <mrow>
            <mtext> </mtext>
            <mo stretchy="false">+</mo>
            <mtext> </mtext>
          </mrow>
          <msub>
            <mi>τ</mi>
            <mrow>
              <mi>X</mi>
              <mi>,</mi>
              <mi>j</mi>
            </mrow>
          </msub>
          <mrow>
            <mo fence="true" stretchy="false">(</mo>
            <mrow>
              <msub>
                <mi>G</mi>
                <mi>j</mi>
              </msub>
            </mrow>
            <mo fence="true" stretchy="false">)</mo>
          </mrow>
          <mrow>
            <mtext> </mtext>
            <mo stretchy="false">+</mo>
            <mtext> </mtext>
          </mrow>
          <mrow>
            <mo fence="true" stretchy="false">(</mo>
            <mrow>
              <msub>
                <mi>G</mi>
                <mi>j</mi>
              </msub>
            </mrow>
            <mo fence="true" stretchy="false">)</mo>
          </mrow>
          <mrow>
            <mtext> </mtext>
            <mo stretchy="false">+</mo>
            <mtext> </mtext>
          </mrow>
          <mrow>
            <munderover>
              <mo stretchy="false">∑</mo>
              <mrow>
                <mrow>
                  <mi>i</mi>
                  <mo stretchy="false">=</mo>
                  <mn>1</mn>
                </mrow>
                <mi>,</mi>
                <mi>j</mi>
              </mrow>
              <mi>N</mi>
            </munderover>
            <mrow>
              <mfrac>
                <mrow>
                  <msub>
                    <mi>τ</mi>
                    <mrow>
                      <mi>X</mi>
                      <mi>,</mi>
                      <mi>j</mi>
                    </mrow>
                  </msub>
                  <msub>
                    <mi>K</mi>
                    <mrow>
                      <mi>X</mi>
                      <mi>,</mi>
                      <mi>j</mi>
                    </mrow>
                  </msub>
                </mrow>
                <mrow>
                  <msub>
                    <mi>τ</mi>
                    <mrow>
                      <mi>X</mi>
                      <mi>,</mi>
                      <mi>i</mi>
                    </mrow>
                  </msub>
                  <msub>
                    <mi>K</mi>
                    <mrow>
                      <mi>X</mi>
                      <mi>,</mi>
                      <mi>i</mi>
                    </mrow>
                  </msub>
                </mrow>
              </mfrac>
              <mrow>
                <mo fence="true" stretchy="false">(</mo>
                <mrow>
                  <mrow>
                    <mn>1</mn>
                    <mo stretchy="false">+</mo>
                    <msub>
                      <mi>τ</mi>
                      <mrow>
                        <mi>X</mi>
                        <mi>,</mi>
                        <mi>i</mi>
                      </mrow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sub>
                    <mi>G</mi>
                    <mi>i</mi>
                  </msub>
                </mrow>
                <mo fence="true" stretchy="false">)</mo>
              </mrow>
            </mrow>
          </mrow>
        </mrow>
      </mfrac>
    </mrow>
    <annotation encoding="StarMath 5.0">R_{X} = {R_{X,T} %tau _{X,j} K_{X,j}} over { %tau _{X,j} K_{X,j} " " + " " %tau_{X,j}( G_{j})" " + " "  ( G_{j}) " " + " "sum from { { i = 1,j } } to { N } {{ %tau _{X,j} K_{X,j}}  over {%tau_{X,i} K_{X,i}}(1+%tau_{X,i})(G_{i})}}</annotation>
  </semantics>
</math>
</file>

<file path=Object 13/content.xml><?xml version="1.0" encoding="utf-8"?>
<math xmlns="http://www.w3.org/1998/Math/MathML" display="block">
  <semantics>
    <mrow>
      <msub>
        <mrow>
          <mo fence="true" stretchy="false">(</mo>
          <mrow>
            <mrow>
              <msub>
                <mi>G</mi>
                <mi>j</mi>
              </msub>
              <mi mathvariant="normal">:</mi>
              <msub>
                <mi>R</mi>
                <mi>X</mi>
              </msub>
            </mrow>
          </mrow>
          <mo fence="true" stretchy="false">)</mo>
        </mrow>
        <mi>O</mi>
      </msub>
      <mrow>
        <mtext> </mtext>
        <mo stretchy="false">=</mo>
        <mtext> </mtext>
      </mrow>
      <msubsup>
        <mi>τ</mi>
        <mrow>
          <mi>X</mi>
          <mi>,</mi>
          <mi>j</mi>
        </mrow>
        <mrow>
          <mo stretchy="false">−</mo>
          <mn>1</mn>
        </mrow>
      </msubsup>
      <msubsup>
        <mi>K</mi>
        <mrow>
          <mi>X</mi>
          <mi>,</mi>
          <mi>j</mi>
        </mrow>
        <mrow>
          <mo stretchy="false">−</mo>
          <mn>1</mn>
        </mrow>
      </msubsup>
      <mrow>
        <mo fence="true" stretchy="false">(</mo>
        <mrow>
          <msub>
            <mi>G</mi>
            <mi>j</mi>
          </msub>
        </mrow>
        <mo fence="true" stretchy="false">)</mo>
      </mrow>
      <mrow>
        <mo fence="true" stretchy="false">(</mo>
        <mrow>
          <msub>
            <mi>R</mi>
            <mi>X</mi>
          </msub>
        </mrow>
        <mo fence="true" stretchy="false">)</mo>
      </mrow>
      <mrow>
        <mtext> </mtext>
        <mo stretchy="false">=</mo>
        <mtext> </mtext>
      </mrow>
      <mfrac>
        <mrow>
          <msub>
            <mi>R</mi>
            <mrow>
              <mi>X</mi>
              <mi>,</mi>
              <mi>T</mi>
            </mrow>
          </msub>
          <msub>
            <mi>G</mi>
            <mi>j</mi>
          </msub>
        </mrow>
        <mrow>
          <msub>
            <mi>τ</mi>
            <mrow>
              <mi>X</mi>
              <mi>,</mi>
              <mi>j</mi>
            </mrow>
          </msub>
          <msub>
            <mi>K</mi>
            <mrow>
              <mi>X</mi>
              <mi>,</mi>
              <mi>j</mi>
            </mrow>
          </msub>
          <mrow>
            <mtext> </mtext>
            <mo stretchy="false">+</mo>
            <mtext> </mtext>
          </mrow>
          <mrow>
            <mo fence="true" stretchy="false">(</mo>
            <mrow>
              <mrow>
                <msub>
                  <mi>τ</mi>
                  <mrow>
                    <mi>X</mi>
                    <mi>,</mi>
                    <mi>j</mi>
                  </mrow>
                </msub>
                <mrow>
                  <mtext> </mtext>
                  <mo stretchy="false">+</mo>
                  <mtext> </mtext>
                </mrow>
                <mn>1</mn>
              </mrow>
            </mrow>
            <mo fence="true" stretchy="false">)</mo>
          </mrow>
          <mrow>
            <mo fence="true" stretchy="false">(</mo>
            <mrow>
              <msub>
                <mi>G</mi>
                <mi>j</mi>
              </msub>
            </mrow>
            <mo fence="true" stretchy="false">)</mo>
          </mrow>
          <mrow>
            <mtext> </mtext>
            <mo stretchy="false">+</mo>
            <msub>
              <mi>ε</mi>
              <mi>j</mi>
            </msub>
          </mrow>
        </mrow>
      </mfrac>
    </mrow>
    <annotation encoding="StarMath 5.0">( G_{j} : R_{X})_{O}" "  = " "  %tau ^{-1}_{X,j} K^{-1}_{X,j} ( G_{j})( R_{X} ) " " = " " {{R_{X,T} G_{j}} over { %tau _{X,j} K_{X,j} " " + " " (%tau_{X,j} " "+" " 1)( G_{j})" "  + %ivarepsilon_{ j }}}</annotation>
  </semantics>
</math>
</file>

<file path=Object 14/content.xml><?xml version="1.0" encoding="utf-8"?>
<math xmlns="http://www.w3.org/1998/Math/MathML" display="block">
  <semantics>
    <mrow>
      <msub>
        <mi>r</mi>
        <mrow>
          <mi>X</mi>
          <mi>,</mi>
          <mi>j</mi>
        </mrow>
      </msub>
      <mrow>
        <mtext> </mtext>
        <mo stretchy="false">=</mo>
        <mtext> </mtext>
      </mrow>
      <msub>
        <mi>k</mi>
        <mrow>
          <mi>E</mi>
          <mi>,</mi>
          <mi>j</mi>
        </mrow>
      </msub>
      <msub>
        <mrow>
          <mo fence="true" stretchy="false">(</mo>
          <mrow>
            <mrow>
              <msub>
                <mi>G</mi>
                <mi>j</mi>
              </msub>
              <mi mathvariant="normal">:</mi>
              <msub>
                <mi>R</mi>
                <mi>X</mi>
              </msub>
            </mrow>
          </mrow>
          <mo fence="true" stretchy="false">)</mo>
        </mrow>
        <mi>O</mi>
      </msub>
    </mrow>
    <annotation encoding="StarMath 5.0">r_{ X,j } " " = " " k_{ E,j }( G_{j} : R_{X} )_{ O }</annotation>
  </semantics>
</math>
</file>

<file path=Object 15/content.xml><?xml version="1.0" encoding="utf-8"?>
<math xmlns="http://www.w3.org/1998/Math/MathML" display="block">
  <semantics>
    <mrow>
      <msub>
        <mi>ε</mi>
        <mi>j</mi>
      </msub>
      <mrow>
        <mtext> </mtext>
        <mo stretchy="false">=</mo>
        <mtext> </mtext>
      </mrow>
      <mrow>
        <munderover>
          <mo stretchy="false">∑</mo>
          <mrow>
            <mrow>
              <mi>i</mi>
              <mo stretchy="false">=</mo>
              <mn>1</mn>
            </mrow>
            <mi>,</mi>
            <mi>j</mi>
          </mrow>
          <mi>N</mi>
        </munderover>
        <mrow>
          <mfrac>
            <mrow>
              <msub>
                <mi>τ</mi>
                <mrow>
                  <mi>X</mi>
                  <mi>,</mi>
                  <mi>j</mi>
                </mrow>
              </msub>
              <msub>
                <mi>K</mi>
                <mrow>
                  <mi>X</mi>
                  <mi>,</mi>
                  <mi>j</mi>
                </mrow>
              </msub>
            </mrow>
            <mrow>
              <msub>
                <mi>τ</mi>
                <mrow>
                  <mi>X</mi>
                  <mi>,</mi>
                  <mi>i</mi>
                </mrow>
              </msub>
              <msub>
                <mi>K</mi>
                <mrow>
                  <mi>X</mi>
                  <mi>,</mi>
                  <mi>i</mi>
                </mrow>
              </msub>
            </mrow>
          </mfrac>
          <mrow>
            <mo fence="true" stretchy="false">(</mo>
            <mrow>
              <mrow>
                <mn>1</mn>
                <mo stretchy="false">+</mo>
                <msub>
                  <mi>τ</mi>
                  <mrow>
                    <mi>X</mi>
                    <mi>,</mi>
                    <mi>i</mi>
                  </mrow>
                </msub>
              </mrow>
            </mrow>
            <mo fence="true" stretchy="false">)</mo>
          </mrow>
          <mrow>
            <mo fence="true" stretchy="false">(</mo>
            <mrow>
              <msub>
                <mi>G</mi>
                <mi>i</mi>
              </msub>
            </mrow>
            <mo fence="true" stretchy="false">)</mo>
          </mrow>
        </mrow>
      </mrow>
    </mrow>
    <annotation encoding="StarMath 5.0">%ivarepsilon_{ j} " " = " " sum from { { i = 1,j } } to { N } {{ %tau _{X,j} K_{X,j}}  over {%tau_{X,i} K_{X,i}}(1+%tau_{X,i})(G_{i})}</annotation>
  </semantics>
</math>
</file>

<file path=Object 16/content.xml><?xml version="1.0" encoding="utf-8"?>
<math xmlns="http://www.w3.org/1998/Math/MathML" display="block">
  <semantics>
    <mrow>
      <msub>
        <mi>r</mi>
        <mrow>
          <mi>X</mi>
          <mi>,</mi>
          <mi>j</mi>
        </mrow>
      </msub>
      <mrow>
        <mtext> </mtext>
        <mo stretchy="false">=</mo>
        <mtext> </mtext>
      </mrow>
      <mrow>
        <msub>
          <mi>k</mi>
          <mrow>
            <mi>E</mi>
            <mi>,</mi>
            <mi>j</mi>
          </mrow>
        </msub>
        <msub>
          <mi>R</mi>
          <mrow>
            <mi>X</mi>
            <mi>,</mi>
            <mi>T</mi>
          </mrow>
        </msub>
        <mfrac>
          <msub>
            <mi>G</mi>
            <mi>j</mi>
          </msub>
          <mrow>
            <msub>
              <mi>τ</mi>
              <mrow>
                <mi>X</mi>
                <mi>,</mi>
                <mi>j</mi>
              </mrow>
            </msub>
            <msub>
              <mi>K</mi>
              <mrow>
                <mi>X</mi>
                <mi>,</mi>
                <mi>j</mi>
              </mrow>
            </msub>
            <mrow>
              <mtext> </mtext>
              <mo stretchy="false">+</mo>
              <mtext> </mtext>
            </mrow>
            <mrow>
              <mo fence="true" stretchy="false">(</mo>
              <mrow>
                <mrow>
                  <msub>
                    <mi>τ</mi>
                    <mrow>
                      <mi>X</mi>
                      <mi>,</mi>
                      <mi>j</mi>
                    </mrow>
                  </msub>
                  <mrow>
                    <mtext> </mtext>
                    <mo stretchy="false">+</mo>
                    <mtext> </mtext>
                  </mrow>
                  <mn>1</mn>
                </mrow>
              </mrow>
              <mo fence="true" stretchy="false">)</mo>
            </mrow>
            <mrow>
              <mo fence="true" stretchy="false">(</mo>
              <mrow>
                <msub>
                  <mi>G</mi>
                  <mi>j</mi>
                </msub>
              </mrow>
              <mo fence="true" stretchy="false">)</mo>
            </mrow>
            <mrow>
              <mtext> </mtext>
              <mo stretchy="false">+</mo>
              <msub>
                <mi>ε</mi>
                <mi>j</mi>
              </msub>
            </mrow>
          </mrow>
        </mfrac>
      </mrow>
    </mrow>
    <annotation encoding="StarMath 5.0">r_{ X,j } " " = " " {k_{ E,j }R_{X,T} {G_{j}} over { %tau _{X,j} K_{X,j} " " + " " (%tau_{X,j} " "+" " 1)( G_{j})" "  + %ivarepsilon_{ j }}}</annotation>
  </semantics>
</math>
</file>

<file path=Object 2/content.xml><?xml version="1.0" encoding="utf-8"?>
<math xmlns="http://www.w3.org/1998/Math/MathML" display="block">
  <semantics>
    <mrow>
      <msub>
        <mrow>
          <mo fence="true" stretchy="false">(</mo>
          <mrow>
            <mrow>
              <msub>
                <mi>G</mi>
                <mi>j</mi>
              </msub>
              <mi mathvariant="normal">:</mi>
              <msub>
                <mi>R</mi>
                <mi>X</mi>
              </msub>
            </mrow>
          </mrow>
          <mo fence="true" stretchy="false">)</mo>
        </mrow>
        <mi>C</mi>
      </msub>
      <mrow>
        <mtext> </mtext>
        <mo stretchy="false">=</mo>
        <mtext> </mtext>
      </mrow>
      <mfrac>
        <msub>
          <mi>k</mi>
          <mtext>+</mtext>
        </msub>
        <mrow>
          <msub>
            <mi>k</mi>
            <mtext>-</mtext>
          </msub>
          <mo stretchy="false">+</mo>
          <msub>
            <mi>k</mi>
            <mi>I</mi>
          </msub>
        </mrow>
      </mfrac>
      <mrow>
        <mo fence="true" stretchy="false">(</mo>
        <mrow>
          <msub>
            <mi>G</mi>
            <mi>j</mi>
          </msub>
        </mrow>
        <mo fence="true" stretchy="false">)</mo>
      </mrow>
      <mrow>
        <mo fence="true" stretchy="false">(</mo>
        <mrow>
          <msub>
            <mi>R</mi>
            <mi>X</mi>
          </msub>
        </mrow>
        <mo fence="true" stretchy="false">)</mo>
      </mrow>
      <mrow>
        <mtext> </mtext>
        <mo stretchy="false">=</mo>
        <mtext> </mtext>
      </mrow>
      <msubsup>
        <mi>K</mi>
        <mrow>
          <mi>X</mi>
          <mi>,</mi>
          <mi>j</mi>
        </mrow>
        <mrow>
          <mo stretchy="false">−</mo>
          <mn>1</mn>
        </mrow>
      </msubsup>
      <mrow>
        <mo fence="true" stretchy="false">(</mo>
        <mrow>
          <msub>
            <mi>G</mi>
            <mi>j</mi>
          </msub>
        </mrow>
        <mo fence="true" stretchy="false">)</mo>
      </mrow>
      <mrow>
        <mo fence="true" stretchy="false">(</mo>
        <mrow>
          <msub>
            <mi>R</mi>
            <mi>X</mi>
          </msub>
        </mrow>
        <mo fence="true" stretchy="false">)</mo>
      </mrow>
    </mrow>
    <annotation encoding="StarMath 5.0">( G_{j} : R_{X})_{C}" "  = " " {k_{"+"}} over { k_{"-"} + k_{I}} ( G_{j})( R_{X} ) " " = " " K^{-1}_{X,j} ( G_{j})( R_{X} )</annotation>
  </semantics>
</math>
</file>

<file path=Object 3/content.xml><?xml version="1.0" encoding="utf-8"?>
<math xmlns="http://www.w3.org/1998/Math/MathML" display="block">
  <semantics>
    <mrow>
      <msub>
        <mrow>
          <mo fence="true" stretchy="false">(</mo>
          <mrow>
            <mrow>
              <msub>
                <mi>G</mi>
                <mi>j</mi>
              </msub>
              <mi mathvariant="normal">:</mi>
              <msub>
                <mi>R</mi>
                <mi>X</mi>
              </msub>
            </mrow>
          </mrow>
          <mo fence="true" stretchy="false">)</mo>
        </mrow>
        <mi>O</mi>
      </msub>
      <mrow>
        <mtext> </mtext>
        <mo stretchy="false">=</mo>
        <mtext> </mtext>
      </mrow>
      <mfrac>
        <msub>
          <mi>k</mi>
          <mi>I</mi>
        </msub>
        <mrow>
          <msub>
            <mi>k</mi>
            <mi>A</mi>
          </msub>
          <mo stretchy="false">+</mo>
          <msub>
            <mi>k</mi>
            <mi>E</mi>
          </msub>
        </mrow>
      </mfrac>
      <msub>
        <mrow>
          <mo fence="true" stretchy="false">(</mo>
          <mrow>
            <mrow>
              <msub>
                <mi>G</mi>
                <mi>j</mi>
              </msub>
              <mi mathvariant="normal">:</mi>
              <msub>
                <mi>R</mi>
                <mi>X</mi>
              </msub>
            </mrow>
          </mrow>
          <mo fence="true" stretchy="false">)</mo>
        </mrow>
        <mi>C</mi>
      </msub>
      <mrow>
        <mtext> </mtext>
        <mo stretchy="false">=</mo>
        <mtext> </mtext>
      </mrow>
      <msubsup>
        <mi>τ</mi>
        <mrow>
          <mi>X</mi>
          <mi>,</mi>
          <mi>j</mi>
        </mrow>
        <mrow>
          <mo stretchy="false">−</mo>
          <mn>1</mn>
        </mrow>
      </msubsup>
      <msub>
        <mrow>
          <mo fence="true" stretchy="false">(</mo>
          <mrow>
            <mrow>
              <msub>
                <mi>G</mi>
                <mi>j</mi>
              </msub>
              <mi mathvariant="normal">:</mi>
              <msub>
                <mi>R</mi>
                <mi>X</mi>
              </msub>
            </mrow>
          </mrow>
          <mo fence="true" stretchy="false">)</mo>
        </mrow>
        <mi>C</mi>
      </msub>
    </mrow>
    <annotation encoding="StarMath 5.0">( G_{j} : R_{X})_{O}" "  = " " {k_{I}} over { k_{A} + k_{E}} ( G_{j} : R_{X})_{C} " " = " " %tau ^{-1}_{X,j} ( G_{j} : R_{X})_{C}</annotation>
  </semantics>
</math>
</file>

<file path=Object 4/content.xml><?xml version="1.0" encoding="utf-8"?>
<math xmlns="http://www.w3.org/1998/Math/MathML" display="block">
  <semantics>
    <mrow>
      <msub>
        <mrow>
          <mo fence="true" stretchy="false">(</mo>
          <mrow>
            <mrow>
              <msub>
                <mi>G</mi>
                <mi>i</mi>
              </msub>
              <mi mathvariant="normal">:</mi>
              <msub>
                <mi>R</mi>
                <mi>X</mi>
              </msub>
            </mrow>
          </mrow>
          <mo fence="true" stretchy="false">)</mo>
        </mrow>
        <mi>C</mi>
      </msub>
      <mrow>
        <mtext> </mtext>
        <mo stretchy="false">=</mo>
        <mtext> </mtext>
      </mrow>
      <mfrac>
        <msub>
          <mi>k</mi>
          <mtext>+</mtext>
        </msub>
        <mrow>
          <msub>
            <mi>k</mi>
            <mtext>-</mtext>
          </msub>
          <mo stretchy="false">+</mo>
          <msub>
            <mi>k</mi>
            <mi>I</mi>
          </msub>
        </mrow>
      </mfrac>
      <mrow>
        <mo fence="true" stretchy="false">(</mo>
        <mrow>
          <msub>
            <mi>G</mi>
            <mi>i</mi>
          </msub>
        </mrow>
        <mo fence="true" stretchy="false">)</mo>
      </mrow>
      <mrow>
        <mo fence="true" stretchy="false">(</mo>
        <mrow>
          <msub>
            <mi>R</mi>
            <mi>X</mi>
          </msub>
        </mrow>
        <mo fence="true" stretchy="false">)</mo>
      </mrow>
      <mrow>
        <mtext> </mtext>
        <mo stretchy="false">=</mo>
        <mtext> </mtext>
      </mrow>
      <msubsup>
        <mi>K</mi>
        <mrow>
          <mi>X</mi>
          <mi>,</mi>
          <mi>i</mi>
        </mrow>
        <mrow>
          <mo stretchy="false">−</mo>
          <mn>1</mn>
        </mrow>
      </msubsup>
      <mrow>
        <mo fence="true" stretchy="false">(</mo>
        <mrow>
          <msub>
            <mi>G</mi>
            <mi>i</mi>
          </msub>
        </mrow>
        <mo fence="true" stretchy="false">)</mo>
      </mrow>
      <mrow>
        <mo fence="true" stretchy="false">(</mo>
        <mrow>
          <msub>
            <mi>R</mi>
            <mi>X</mi>
          </msub>
        </mrow>
        <mo fence="true" stretchy="false">)</mo>
      </mrow>
    </mrow>
    <annotation encoding="StarMath 5.0">( G_{i} : R_{X})_{C}" "  = " " {k_{"+"}} over { k_{"-"} + k_{I}} ( G_{i})( R_{X} ) " " = " " K^{-1}_{X,i} ( G_{i})( R_{X} )</annotation>
  </semantics>
</math>
</file>

<file path=Object 5/content.xml><?xml version="1.0" encoding="utf-8"?>
<math xmlns="http://www.w3.org/1998/Math/MathML" display="block">
  <semantics>
    <mrow>
      <msub>
        <mrow>
          <mo fence="true" stretchy="false">(</mo>
          <mrow>
            <mrow>
              <msub>
                <mi>G</mi>
                <mi>i</mi>
              </msub>
              <mi mathvariant="normal">:</mi>
              <msub>
                <mi>R</mi>
                <mi>X</mi>
              </msub>
            </mrow>
          </mrow>
          <mo fence="true" stretchy="false">)</mo>
        </mrow>
        <mi>O</mi>
      </msub>
      <mrow>
        <mtext> </mtext>
        <mo stretchy="false">=</mo>
        <mtext> </mtext>
      </mrow>
      <mfrac>
        <msub>
          <mi>k</mi>
          <mi>I</mi>
        </msub>
        <mrow>
          <msub>
            <mi>k</mi>
            <mi>A</mi>
          </msub>
          <mo stretchy="false">+</mo>
          <msub>
            <mi>k</mi>
            <mi>E</mi>
          </msub>
        </mrow>
      </mfrac>
      <msub>
        <mrow>
          <mo fence="true" stretchy="false">(</mo>
          <mrow>
            <mrow>
              <msub>
                <mi>G</mi>
                <mi>i</mi>
              </msub>
              <mi mathvariant="normal">:</mi>
              <msub>
                <mi>R</mi>
                <mi>X</mi>
              </msub>
            </mrow>
          </mrow>
          <mo fence="true" stretchy="false">)</mo>
        </mrow>
        <mi>C</mi>
      </msub>
      <mrow>
        <mtext> </mtext>
        <mo stretchy="false">=</mo>
        <mtext> </mtext>
      </mrow>
      <msubsup>
        <mi>τ</mi>
        <mrow>
          <mi>X</mi>
          <mi>,</mi>
          <mi>i</mi>
        </mrow>
        <mrow>
          <mo stretchy="false">−</mo>
          <mn>1</mn>
        </mrow>
      </msubsup>
      <msub>
        <mrow>
          <mo fence="true" stretchy="false">(</mo>
          <mrow>
            <mrow>
              <msub>
                <mi>G</mi>
                <mi>i</mi>
              </msub>
              <mi mathvariant="normal">:</mi>
              <msub>
                <mi>R</mi>
                <mi>X</mi>
              </msub>
            </mrow>
          </mrow>
          <mo fence="true" stretchy="false">)</mo>
        </mrow>
        <mi>C</mi>
      </msub>
    </mrow>
    <annotation encoding="StarMath 5.0">( G_{i} : R_{X})_{O}" "  = " " {k_{I}} over { k_{A} + k_{E}} ( G_{i} : R_{X})_{C} " " = " " %tau ^{-1}_{X,i} ( G_{i} : R_{X})_{C}</annotation>
  </semantics>
</math>
</file>

<file path=Object 6/content.xml><?xml version="1.0" encoding="utf-8"?>
<math xmlns="http://www.w3.org/1998/Math/MathML" display="block">
  <semantics>
    <mrow>
      <msubsup>
        <mi>K</mi>
        <mrow>
          <mi>X</mi>
          <mi>,</mi>
          <mi>j</mi>
        </mrow>
        <mrow>
          <mo stretchy="false">−</mo>
          <mn>1</mn>
        </mrow>
      </msubsup>
      <mrow>
        <mtext> </mtext>
        <mo stretchy="false">≡</mo>
        <mtext> </mtext>
      </mrow>
      <mfrac>
        <msub>
          <mi>k</mi>
          <mtext>+</mtext>
        </msub>
        <mrow>
          <msub>
            <mi>k</mi>
            <mtext>-</mtext>
          </msub>
          <mo stretchy="false">+</mo>
          <msub>
            <mi>k</mi>
            <mi>I</mi>
          </msub>
        </mrow>
      </mfrac>
    </mrow>
    <annotation encoding="StarMath 5.0">K^{-1}_{X,j} " "  equiv " "  {k_{"+"}} over { k_{"-"} + k_{I}}</annotation>
  </semantics>
</math>
</file>

<file path=Object 7/content.xml><?xml version="1.0" encoding="utf-8"?>
<math xmlns="http://www.w3.org/1998/Math/MathML" display="block">
  <semantics>
    <mrow>
      <msubsup>
        <mi>τ</mi>
        <mrow>
          <mi>X</mi>
          <mi>,</mi>
          <mi>j</mi>
        </mrow>
        <mrow>
          <mo stretchy="false">−</mo>
          <mn>1</mn>
        </mrow>
      </msubsup>
      <mrow>
        <mtext> </mtext>
        <mo stretchy="false">≡</mo>
        <mtext> </mtext>
      </mrow>
      <mfrac>
        <msub>
          <mi>k</mi>
          <mi>I</mi>
        </msub>
        <mrow>
          <msub>
            <mi>k</mi>
            <mi>A</mi>
          </msub>
          <mo stretchy="false">+</mo>
          <msub>
            <mi>k</mi>
            <mi>E</mi>
          </msub>
        </mrow>
      </mfrac>
    </mrow>
    <annotation encoding="StarMath 5.0">%tau ^{-1}_{X,j} " " equiv " " {k_{I}} over { k_{A} + k_{E}}</annotation>
  </semantics>
</math>
</file>

<file path=Object 8/content.xml><?xml version="1.0" encoding="utf-8"?>
<math xmlns="http://www.w3.org/1998/Math/MathML" display="block">
  <semantics>
    <mrow>
      <msub>
        <mrow>
          <mo fence="true" stretchy="false">(</mo>
          <mrow>
            <mrow>
              <msub>
                <mi>G</mi>
                <mi>j</mi>
              </msub>
              <mi mathvariant="normal">:</mi>
              <msub>
                <mi>R</mi>
                <mi>X</mi>
              </msub>
            </mrow>
          </mrow>
          <mo fence="true" stretchy="false">)</mo>
        </mrow>
        <mi>O</mi>
      </msub>
      <mrow>
        <mtext> </mtext>
        <mo stretchy="false">=</mo>
        <mtext> </mtext>
      </mrow>
      <msubsup>
        <mi>τ</mi>
        <mrow>
          <mi>X</mi>
          <mi>,</mi>
          <mi>j</mi>
        </mrow>
        <mrow>
          <mo stretchy="false">−</mo>
          <mn>1</mn>
        </mrow>
      </msubsup>
      <msubsup>
        <mi>K</mi>
        <mrow>
          <mi>X</mi>
          <mi>,</mi>
          <mi>j</mi>
        </mrow>
        <mrow>
          <mo stretchy="false">−</mo>
          <mn>1</mn>
        </mrow>
      </msubsup>
      <mrow>
        <mo fence="true" stretchy="false">(</mo>
        <mrow>
          <msub>
            <mi>G</mi>
            <mi>j</mi>
          </msub>
        </mrow>
        <mo fence="true" stretchy="false">)</mo>
      </mrow>
      <mrow>
        <mo fence="true" stretchy="false">(</mo>
        <mrow>
          <msub>
            <mi>R</mi>
            <mi>X</mi>
          </msub>
        </mrow>
        <mo fence="true" stretchy="false">)</mo>
      </mrow>
    </mrow>
    <annotation encoding="StarMath 5.0">( G_{j} : R_{X})_{O}" "  = " "  %tau ^{-1}_{X,j} K^{-1}_{X,j} ( G_{j})( R_{X} )</annotation>
  </semantics>
</math>
</file>

<file path=Object 9/content.xml><?xml version="1.0" encoding="utf-8"?>
<math xmlns="http://www.w3.org/1998/Math/MathML" display="block">
  <semantics>
    <mrow>
      <msub>
        <mrow>
          <mo fence="true" stretchy="false">(</mo>
          <mrow>
            <mrow>
              <msub>
                <mi>G</mi>
                <mi>i</mi>
              </msub>
              <mi mathvariant="normal">:</mi>
              <msub>
                <mi>R</mi>
                <mi>X</mi>
              </msub>
            </mrow>
          </mrow>
          <mo fence="true" stretchy="false">)</mo>
        </mrow>
        <mi>O</mi>
      </msub>
      <mrow>
        <mtext> </mtext>
        <mo stretchy="false">=</mo>
        <mtext> </mtext>
      </mrow>
      <msubsup>
        <mi>τ</mi>
        <mrow>
          <mi>X</mi>
          <mi>,</mi>
          <mi>i</mi>
        </mrow>
        <mrow>
          <mo stretchy="false">−</mo>
          <mn>1</mn>
        </mrow>
      </msubsup>
      <msubsup>
        <mi>K</mi>
        <mrow>
          <mi>X</mi>
          <mi>,</mi>
          <mi>i</mi>
        </mrow>
        <mrow>
          <mo stretchy="false">−</mo>
          <mn>1</mn>
        </mrow>
      </msubsup>
      <mrow>
        <mo fence="true" stretchy="false">(</mo>
        <mrow>
          <msub>
            <mi>G</mi>
            <mi>i</mi>
          </msub>
        </mrow>
        <mo fence="true" stretchy="false">)</mo>
      </mrow>
      <mrow>
        <mo fence="true" stretchy="false">(</mo>
        <mrow>
          <msub>
            <mi>R</mi>
            <mi>X</mi>
          </msub>
        </mrow>
        <mo fence="true" stretchy="false">)</mo>
      </mrow>
    </mrow>
    <annotation encoding="StarMath 5.0">( G_{i} : R_{X})_{O}" "  = " "  %tau ^{-1}_{X,i} K^{-1}_{X,i} ( G_{i})( R_{X} )</annotation>
  </semantics>
</math>
</file>